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4018FB0CDE5FE6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3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Trebuchet MS" fo:font-size="180pt" style:font-size-asian="18pt" style:font-size-complex="18pt"/>
    </style:style>
    <style:style style:name="P3" style:family="paragraph">
      <loext:graphic-properties draw:fill="none" draw:fill-color="#ffffff"/>
      <style:text-properties style:font-name="Trebuchet MS" fo:font-size="180pt" style:font-size-asian="18pt" style:font-size-complex="18pt"/>
    </style:style>
    <style:style style:name="T1" style:family="text">
      <style:text-properties style:font-name="Trebuchet MS" fo:font-size="18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5.144cm" svg:height="5.144cm" svg:x="0.506cm" svg:y="1cm">
          <draw:image xlink:href="Pictures/10000201000001F4000001F44018FB0CDE5FE6B1.png" xlink:type="simple" xlink:show="embed" xlink:actuate="onLoad" draw:mime-type="image/png">
            <text:p/>
          </draw:image>
        </draw:frame>
        <draw:frame draw:style-name="gr2" draw:text-style-name="P3" draw:layer="layout" svg:width="14.9cm" svg:height="7.622cm" svg:x="5.1cm" svg:y="-0.1cm">
          <draw:text-box>
            <text:p text:style-name="P2"><text:span text:style-name="T1">iPl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8T02:25:48.950552758</meta:creation-date>
    <dc:date>2020-11-28T02:37:39.223212440</dc:date>
    <meta:editing-duration>PT20S</meta:editing-duration>
    <meta:editing-cycles>1</meta:editing-cycles>
    <meta:document-statistic meta:object-count="2"/>
    <meta:generator>LibreOffice/7.0.3.1$Linux_X86_64 LibreOffice_project/00$Build-1</meta:generator>
  </office:meta>
</office:document-meta>
</file>